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新宋体" svg:font-family="新宋体" style:font-family-generic="modern" style:font-pitch="fixed"/>
    <style:font-face style:name="DejaVu Sans" svg:font-family="'DejaVu Sans'" style:font-pitch="variable"/>
    <style:font-face style:name="Lohit Hindi" svg:font-family="'Lohit Hindi'"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5pt" style:font-size-asian="15pt" style:font-size-complex="15pt"/>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paragraph-properties fo:text-align="start" style:justify-single-word="false"/>
      <style:text-properties fo:font-size="15pt" style:font-size-asian="15pt" style:font-size-complex="15pt"/>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fo:font-size="15pt" style:text-underline-style="none" style:font-size-asian="15pt" style:font-size-complex="15pt"/>
    </style:style>
    <style:style style:name="P9" style:family="paragraph" style:parent-style-name="Standard">
      <style:text-properties style:font-name="Courier New"/>
    </style:style>
    <style:style style:name="P10" style:family="paragraph" style:parent-style-name="Standard">
      <style:text-properties style:use-window-font-color="true" fo:font-size="20pt" style:text-underline-style="none" fo:font-weight="bold" style:font-size-asian="20pt" style:font-weight-asian="bold" style:font-size-complex="20pt" style:font-weight-complex="bold"/>
    </style:style>
    <style:style style:name="P11" style:family="paragraph" style:parent-style-name="Standard">
      <style:text-properties style:use-window-font-color="true" fo:font-size="15pt" style:text-underline-style="none" fo:font-weight="bold" style:font-size-asian="15pt" style:font-weight-asian="bold"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break-before="page"/>
      <style:text-properties fo:font-size="16pt" fo:font-style="italic" fo:font-weight="bold" style:font-size-asian="16pt" style:font-style-asian="italic" style:font-weight-asian="bold" style:font-size-complex="16pt" style:font-style-complex="italic" style:font-weight-complex="bold"/>
    </style:style>
    <style:style style:name="P15" style:family="paragraph" style:parent-style-name="Standard">
      <style:paragraph-properties fo:margin-left="0.4925in" fo:margin-right="0in" fo:text-indent="0in" style:auto-text-indent="false"/>
    </style:style>
    <style:style style:name="P16" style:family="paragraph" style:parent-style-name="Heading_20_1">
      <style:paragraph-properties fo:break-before="page"/>
      <style:text-properties style:font-name="Liberation Serif" fo:font-size="18pt" style:font-size-asian="18pt" style:font-size-complex="18pt"/>
    </style:style>
    <style:style style:name="P17" style:family="paragraph" style:parent-style-name="Standard" style:list-style-name="WW8Num2"/>
    <style:style style:name="P1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text-underline-style="none" style:font-size-asian="15pt" style:font-size-complex="15pt"/>
    </style:style>
    <style:style style:name="T4" style:family="text">
      <style:text-properties fo:color="#ff0000"/>
    </style:style>
    <style:style style:name="T5" style:family="text">
      <style:text-properties fo:font-weight="bold" style:font-weight-asian="bold" style:font-weight-complex="bold"/>
    </style:style>
    <style:style style:name="T6" style:family="text">
      <style:text-properties fo:language="en" fo:country="none"/>
    </style:style>
    <style:style style:name="T7" style:family="text">
      <style:text-properties fo:language="en" fo:country="US"/>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12"><text:span text:style-name="T2">Candidate Name: Kylin Soong(宋志麒) <text:s/></text:span><text:span text:style-name="T1"><text:s text:c="22"/></text:span><text:span text:style-name="T2">Date: Jan 15, 2012</text:span></text:p>
      <text:p text:style-name="P6">==========================================================</text:p>
      <text:p text:style-name="P5"/>
      <text:p text:style-name="P5"/>
      <text:p text:style-name="P11">NOTE:</text:p>
      <text:p text:style-name="P11">Please read through this page before you write down answers. </text:p>
      <text:p text:style-name="P11">You can refer to any web pages, but please complete the answers with <text:span text:style-name="T4">YOUR OWN</text:span> words in English, and please indicate the URLs you refer to. </text:p>
      <text:p text:style-name="P4"/>
      <text:p text:style-name="P4"/>
      <text:p text:style-name="P4">This test consists of 2 sections. <text:s/></text:p>
      <text:p text:style-name="P4"/>
      <text:p text:style-name="P7">Section 1: Support Cases</text:p>
      <text:p text:style-name="Standard"><text:span text:style-name="T1">The first section is 4 support cases that we have gotten from real customers. <text:s text:c="2"/>Troubleshoot these problems/cases and help the customer out as well as you can. <text:s text:c="3"/>Some of the evaluation criteria are technical prowess, written communication skills, ability to distill useful information to form questions, <text:s/>and the ability and research answers. <text:s/>This is a free form test. <text:s/>You are able to ask questions and exchange information with the customer. <text:s/>For instance, if someone says, “My server won't start”, you can ask, “do you have java installed”. <text:s/></text:span><text:span text:style-name="T3">Please provide any information or questions that might help this customer out. <text:s text:c="2"/>Please provide reference links(URLs) or any other important information to the case. <text:s/></text:span></text:p>
      <text:p text:style-name="P4"/>
      <text:p text:style-name="P7">Section 2: Q&amp;A</text:p>
      <text:p text:style-name="Standard"><text:span text:style-name="T1">This section is comprised of 24 directed questions. <text:s/>If you don't know the answer, please provide as much information as you know on the subject. <text:s/></text:span><text:span text:style-name="T3">Please use your own words. <text:s/></text:span></text:p>
      <text:p text:style-name="P8"/>
      <text:p text:style-name="P10"><text:s/></text:p>
      <text:p text:style-name="P8"/>
      <text:p text:style-name="P4"/>
      <text:h text:style-name="P16" text:outline-level="1">Section 1: Cases</text:h>
      <text:p text:style-name="P3">Case #1.</text:p>
      <text:p text:style-name="Standard"/>
      <text:p text:style-name="Standard">The server has plenty of memory 16 GB, there are 3 instances of Jboss started using jdk1.5.0_14<text:line-break/><text:line-break/>JAVA_OPTS are set as follow<text:line-break/><text:bookmark-start text:name="__DdeLink__2347_352678187"/>-Xms1024m -Xmx1024m <text:line-break/>-XX:PermSize=256m<text:bookmark-end text:name="__DdeLink__2347_352678187"/> -XX:MaxPermSize=256m <text:line-break/><text:bookmark-start text:name="__DdeLink__2461_352678187"/>-XX:NewSize<text:bookmark-end text:name="__DdeLink__2461_352678187"/>=128m -XX:MaxNewSize=128m <text:line-break/><text:bookmark-start text:name="__DdeLink__2417_352678187"/>-Xss<text:bookmark-end text:name="__DdeLink__2417_352678187"/>128k<text:line-break/><text:line-break/>The JBoss run for around 10 days then suddenly stop with an Exception <text:line-break/><text:line-break/>"Exception java.lang.OutOfMemoryError: requested 32756 bytes for ChunkPool::allocate. Out of swap space?"<text:line-break/><text:line-break/>The server swapspace is set to 2 GB, because we monitor it almost time and the free memory is between 10-12 GB.<text:line-break/><text:line-break/>Why JDK need swap when there are plenty of free memory ?, Should we increase the swapspace and if yes to what limit ?</text:p>
      <text:p text:style-name="Standard"/>
      <text:p text:style-name="Standard"><text:span text:style-name="T5">My Answer:</text:span> </text:p>
      <text:p text:style-name="Standard">GC(Garbage collector) is one of the beauties of Java, it's used to manage JVM memory, it's key functionality is remove the non-used/discard Object from the memory(Heap), when the JVM is starting up, the GC threads start work and never stopped till the JVM is hang up, so that's the reason why JDK need swap even there are plenty of free memory;</text:p>
      <text:p text:style-name="Standard">The <text:bookmark-start text:name="__DdeLink__2324_352678187"/>swapspace<text:bookmark-end text:name="__DdeLink__2324_352678187"/> act as a extend of memory, like a <text:bookmark-start text:name="__DdeLink__2319_352678187"/>virtual memory,<text:bookmark-end text:name="__DdeLink__2319_352678187"/> <text:s/>while the ram memory is almost 100% used or exceed a limit, the virtual memory is take action, <text:s/>but we usually do not recommend to use swapspace, because <text:bookmark-start text:name="__DdeLink__1943_750710239"/>swapspace<text:bookmark-end text:name="__DdeLink__1943_750710239"/> is a block of space on Disk, it's very slow to exchange data for application. In this condition, I think we don't need to increase the swapspace, 'cause we have a plenty of free memory.</text:p>
      <text:p text:style-name="P14">Case #2:</text:p>
      <text:p text:style-name="P3"/>
      <text:p text:style-name="Standard">Hi, We are trying to configure a server that runs under the default production profile. We are faced with java.lang.OutOfMemoryError: PermGen space during server startup. Our dev servers run 256 mb for <text:bookmark-start text:name="__DdeLink__2351_352678187"/>permgen<text:bookmark-end text:name="__DdeLink__2351_352678187"/> (higher due to hot deploy issues), but we will try QA with 128 since 64 does not seem to be enough (no hot deploy in QA).<text:line-break/></text:p>
      <text:p text:style-name="Standard">JBoss is running on rhel5 with 2GB RAM and I would like to set -Xms and -Xmx for production grade use</text:p>
      <text:p text:style-name="Standard"><text:line-break/>Question is, if I increase the permgen to 128, I assume I have to reduce -Xms1503m -Xmx1503m by 64mb. <text:s/>I'm running java version "1.5.0_22", can you give me settings for <text:bookmark-start text:name="__DdeLink__2342_352678187"/><text:bookmark-start text:name="__DdeLink__2338_352678187"/><text:bookmark-start text:name="__DdeLink__2334_352678187"/>permgen<text:bookmark-end text:name="__DdeLink__2342_352678187"/><text:bookmark-end text:name="__DdeLink__2338_352678187"/><text:bookmark-end text:name="__DdeLink__2334_352678187"/>, <text:bookmark-start text:name="__DdeLink__2330_352678187"/>Xms, and Xmx<text:bookmark-end text:name="__DdeLink__2330_352678187"/> to max out my 2GB of ram?</text:p>
      <text:p text:style-name="Standard"/>
      <text:p text:style-name="P13">My Answer:</text:p>
      <text:p text:style-name="Standard">I think the following setting is more reasonable:</text:p>
      <text:p text:style-name="Standard">-Xms1024m -Xmx1024m -XX:PermSize=256m</text:p>
      <text:p text:style-name="Standard">because the entire ram is 2GB, we need run Operation System and some mandatory application and this application will take up part of this 2 RAM.</text:p>
      <text:p text:style-name="Standard"><text:s/>Additionally, I am confused why you need set permgen to 256MB, this is a very large setting, permgen is a space used to store JDK loaded Class reference or some constant definition, it's very rare to see run a application on jboss need to set this parameter's size is 256MB. <text:s text:c="3"/></text:p>
      <text:p text:style-name="P3"/>
      <text:p text:style-name="P14">Case #3:</text:p>
      <text:p text:style-name="Standard"/>
      <text:p text:style-name="Standard">We just upgraded to jboss EAP 4.3.0.GA.CP02 over the weekend. We are getting the following exceptions in our logs:<text:line-break/><text:line-break/>2009-01-20 16:40:14,145 ERROR [org.apache.tomcat.util.net.JIoEndpoint] Socket accept failed<text:line-break/>java.net.SocketException: Too many open files<text:line-break/> <text:s/>at java.net.PlainSocketImpl.socketAccept(Native Method)<text:line-break/> <text:s/>at java.net.PlainSocketImpl.accept(PlainSocketImpl.java:384)<text:line-break/> <text:s/>at java.net.ServerSocket.implAccept(ServerSocket.java:453)<text:line-break/> <text:s/>at java.net.ServerSocket.accept(ServerSocket.java:421)<text:line-break/> <text:s/>at org.apache.tomcat.util.net.DefaultServerSocketFactory.acceptSocket(DefaultServerSocketFactory.java:61)<text:line-break/> <text:s/>at org.apache.tomcat.util.net.JIoEndpoint$Acceptor.run(JIoEndpoint.java:310)<text:line-break/> <text:s/>at java.lang.Thread.run(Thread.java:619)<text:line-break/><text:line-break/><text:line-break/>These are 64 bit SLES 10 boxes, with 8gig of memory. We are also running on JDK 6. We have our max threads = 200.<text:line-break/><text:line-break/>doing a ulimit -a returns the following<text:line-break/>core file size <text:s text:c="3"/>(blocks, -c) 0<text:line-break/>data seg size <text:s text:c="3"/>(kbytes, -d) unlimited<text:line-break/>file size <text:s text:c="4"/>(blocks, -f) unlimited<text:line-break/>pending signals <text:s text:c="5"/>(-i) 131071<text:line-break/>max locked memory <text:s text:c="2"/>(kbytes, -l) 32<text:line-break/>max memory size <text:s text:c="2"/>(kbytes, -m) unlimited<text:line-break/>open files <text:s text:c="7"/>(-n) 1024<text:line-break/>pipe size <text:s text:c="3"/>(512 bytes, -p) 8<text:line-break/>POSIX message queues <text:s/>(bytes, -q) 819200<text:line-break/>stack size <text:s text:c="4"/>(kbytes, -s) 8192<text:line-break/>cpu time <text:s text:c="4"/>(seconds, -t) unlimited<text:line-break/>max user processes <text:s text:c="4"/>(-u) 131071<text:line-break/>virtual memory <text:s text:c="3"/>(kbytes, -v) unlimited<text:line-break/>file locks <text:s text:c="7"/>(-x) unlimited<text:line-break/></text:p>
      <text:p text:style-name="Standard">It seems to hang at 1024 files. <text:s/>Can you tell us what we can do to work around this limit of 1024 files?</text:p>
      <text:p text:style-name="Standard"/>
      <text:p text:style-name="P13">My Answer:</text:p>
      <text:p text:style-name="Standard">From the error stack trace, this issue probably caused by a memory leak, may be there have a lot of opened socket that do not closed timely, maybe solved this leak issue can release this hanged 1024 files.</text:p>
      <text:p text:style-name="Standard">On the other side, may be re-set the max file descriptor of your Operation System can help you out, <text:s/>Edit the kernel paramneter file /etc/sysctl.conf, add fs.file-max=[new value] line can change the limit of file descriptor.</text:p>
      <text:p text:style-name="P14">Case #4</text:p>
      <text:p text:style-name="Standard">On one of our production app servers today we have been getting a lot of "unable to create new native thread" errors. The first one was in MQ, but subsequent ones were from different modules, so I doubt it's an MQ specific problem. Some user requests do not succeed as a result. Here's the trace:<text:line-break/><text:line-break/>2007-07-09 09:19:59,581 WARN [org.jboss.mq.server.BasicQueue] Caught unusual exception sending message to receiver.<text:line-break/><text:bookmark-start text:name="__DdeLink__2356_352678187"/>org.jboss.util.threadpool.ThreadPoolFullException: java.lang.OutOfMemoryError: unable to create new native thread<text:bookmark-end text:name="__DdeLink__2356_352678187"/><text:line-break/> <text:s/>at org.jboss.util.threadpool.BasicThreadPool.execute(BasicThreadPool.java:417)<text:line-break/> <text:s/>at org.jboss.util.threadpool.BasicThreadPool.runTaskWrapper(BasicThreadPool.java:192)<text:line-break/> <text:s/>at org.jboss.util.threadpool.BasicThreadPool.run(BasicThreadPool.java:212)<text:line-break/> <text:s/>at org.jboss.util.threadpool.BasicThreadPool.run(BasicThreadPool.java:206)<text:line-break/> <text:s/>at org.jboss.mq.server.ClientConsumer.queueMessageForSending(ClientConsumer.java:125)<text:line-break/> <text:s/>at org.jboss.mq.server.BasicQueue.queueMessageForSending(BasicQueue.java:1139)<text:line-break/> <text:s/>at org.jboss.mq.server.BasicQueue.internalAddMessage(BasicQueue.java:1110)<text:line-break/> <text:s/>at org.jboss.mq.server.BasicQueue.access$000(BasicQueue.java:76)<text:line-break/> <text:s/>at org.jboss.mq.server.BasicQueue$AddMessagePostCommitTask.run(BasicQueue.java:1358)<text:line-break/> <text:s/>at org.jboss.mq.pm.TxManager.addPostCommitTask(TxManager.java:162)<text:line-break/> <text:s/>at org.jboss.mq.server.BasicQueue.performOrPrepareAddMessage(BasicQueue.java:410)<text:line-break/> <text:s/>at org.jboss.mq.server.BasicQueue.addMessage(BasicQueue.java:382)<text:line-break/> <text:s/>at org.jboss.mq.server.PersistentQueue.addMessage(PersistentQueue.java:76)<text:line-break/> <text:s/>at org.jboss.mq.server.JMSQueue.addMessage(JMSQueue.java:180)<text:line-break/> <text:s/>at org.jboss.mq.server.JMSDestinationManager.addMessage(JMSDestinationManager.java:415)<text:line-break/> <text:s/>at org.jboss.mq.server.JMSDestinationManager.addMessage(JMSDestinationManager.java:399)<text:line-break/> <text:s/>at org.jboss.mq.server.JMSServerInterceptorSupport.addMessage(JMSServerInterceptorSupport.java:106)<text:line-break/> <text:s/>at org.jboss.mq.security.ServerSecurityInterceptor.addMessage(ServerSecurityInterceptor.java:168)<text:line-break/> <text:s/>at org.jboss.mq.server.TracingInterceptor.addMessage(TracingInterceptor.java:226)<text:line-break/> <text:s/>at org.jboss.mq.server.JMSServerInvoker.addMessage(JMSServerInvoker.java:112)<text:line-break/> <text:s/>at org.jboss.mq.il.uil2.ServerSocketManagerHandler.handleMsg(ServerSocketManagerHandler.java:111)<text:line-break/> <text:s/>at org.jboss.mq.il.uil2.SocketManager$ReadTask.handleMsg(SocketManager.java:395)<text:line-break/> <text:s/>at org.jboss.mq.il.uil2.msgs.BaseMsg.run(BaseMsg.java:398)<text:line-break/> <text:s/>at EDU.oswego.cs.dl.util.concurrent.PooledExecutor$Worker.run(PooledExecutor.java:748)<text:line-break/> <text:s/>at java.lang.Thread.run(Thread.java:595)<text:line-break/></text:p>
      <text:p text:style-name="P13">My Answer:</text:p>
      <text:p text:style-name="Standard"><text:tab/>Firstly, from the Error stack trace it's a out of memory error, I would like to give you 2 aspects advice:</text:p>
      <text:p text:style-name="Standard">First, Check your application, find out your app has some potential memory leak, for instance, some always active thread, some resources forgot to close, etc;</text:p>
      <text:p text:style-name="Standard"><text:tab/>Secondly, re-evaluate your application, may be your current env can not afford for your application, for instance, your app need really high concurrency require, need send or receive JMS message very frequent in a lot of threads, if in this condition, try to move your application to a more <text:soft-page-break/>high performance machine.</text:p>
      <text:h text:style-name="P16" text:outline-level="1">Section 2: Questions</text:h>
      <text:p text:style-name="Standard"/>
      <text:list xml:id="list35177023" text:style-name="WW8Num2">
        <text:list-item>
          <text:p text:style-name="P17"><text:bookmark-start text:name="__DdeLink__2396_352678187"/><text:bookmark-start text:name="__DdeLink__2403_352678187"/>How do you s<text:bookmark-start text:name="__DdeLink__2369_352678187"/>et the file descriptor limit in Linux<text:bookmark-end text:name="__DdeLink__2369_352678187"/>? For the user? For the entire machine?</text:p>
        </text:list-item>
      </text:list>
      <text:p text:style-name="Standard"/>
      <text:p text:style-name="Standard"><text:tab/>When we run application on Linux platform we usually need to reconfigure Linux system parameter to enhance our application performance, file descriptor belong to this category, by default, Linux allow each process max access files is limited, especially for some client-server mode application, we need to set the file descriptor constantly, we can through the below step change the default file descriptor:</text:p>
      <text:p text:style-name="Standard"><text:tab/>step 1: <text:bookmark-start text:name="__DdeLink__1946_750710239"/>Edit the kernel paramneter file /etc/sysctl.conf<text:bookmark-end text:name="__DdeLink__1946_750710239"/> and add line “fs.file-max=[new value]” to it, <text:s/>for instance we set the file descriptor to 331287 we add line fs.file-max = 331287;</text:p>
      <text:p text:style-name="Standard"><text:tab/>step 2: Apply the changes through <text:span text:style-name="T9">sysctl -p</text:span>;</text:p>
      <text:p text:style-name="Standard"><text:tab/>step 3 Check the modified result through <text:span text:style-name="T9">sysctl -a | grep fs.file-max</text:span>.<text:tab/></text:p>
      <text:p text:style-name="Standard"/>
      <text:p text:style-name="Standard"><text:tab/>The above procedure sets system-wide file descriptors (FD) limits, the following is the procedure to modify user limits, take oracle user as example:</text:p>
      <text:p text:style-name="Standard"><text:tab/>step 1: Edit /etc/security/limits.conf add the following line:</text:p>
      <text:p text:style-name="Standard"><text:tab/><text:tab/>oracle soft nofile 65530</text:p>
      <text:p text:style-name="Standard"><text:tab/><text:tab/>oracle hard nofile 65530<text:tab/></text:p>
      <text:p text:style-name="Standard"><text:tab/>step 2: Check the setting result use, and we will find the setting has taken effect.</text:p>
      <text:p text:style-name="Standard"><text:tab/><text:tab/>ulimit -Hn</text:p>
      <text:p text:style-name="Standard"><text:tab/><text:tab/>ulimit -Sn</text:p>
      <text:p text:style-name="Standard"/>
      <text:p text:style-name="Standard"/>
      <text:list xml:id="list37261472" text:continue-numbering="true" text:style-name="WW8Num2">
        <text:list-item>
          <text:p text:style-name="P17">What does iptables do? <text:s/>How do I turn it off?</text:p>
        </text:list-item>
      </text:list>
      <text:p text:style-name="Standard"/>
      <text:p text:style-name="Standard"><text:tab/>The iptables is used to set up, maintain, and inspect the tables of IPv4 packet filter in the linux kernel. Several different tables may be defined(raw,filter...). Each table contains a number of built-in chains and may also contain user-defined chains, this play a role like a firewall or even a routing device , corresponding <text:s/>the ip6tables for Ipv6.</text:p>
      <text:p text:style-name="Standard"><text:tab/>Turn off: </text:p>
      <text:p text:style-name="Standard"><text:tab/>For redhat </text:p>
      <text:p text:style-name="Standard"><text:tab/>/etc/init.d/iptables stop</text:p>
      <text:p text:style-name="Standard"/>
      <text:p text:style-name="Standard"/>
      <text:p text:style-name="Standard"/>
      <text:list xml:id="list37263728" text:continue-numbering="true" text:style-name="WW8Num2">
        <text:list-item>
          <text:p text:style-name="P17">Describe what a DNS lookup is?</text:p>
        </text:list-item>
      </text:list>
      <text:p text:style-name="Standard"><text:tab/></text:p>
      <text:p text:style-name="Standard"><text:tab/>DNS lookup is a mechanism to provided a way to look up a uniqued IP address by a given domain</text:p>
      <text:p text:style-name="Standard"/>
      <text:p text:style-name="Standard"/>
      <text:p text:style-name="Standard"/>
      <text:list xml:id="list37264614" text:continue-numbering="true" text:style-name="WW8Num2">
        <text:list-item>
          <text:p text:style-name="P17">Describe what <text:bookmark-start text:name="__DdeLink__3012_352678187"/>NAT<text:bookmark-end text:name="__DdeLink__3012_352678187"/>(network address translation) is.<text:bookmark-end text:name="__DdeLink__2403_352678187"/></text:p>
        </text:list-item>
      </text:list>
      <text:p text:style-name="Standard"><text:tab/>NAT is a network address translation mechanism used while transit across a routing device, for <text:soft-page-break/>instance, if a internal pc want to access a external Internet resource it must need a routing device(a Switch or a router), and this device usually modifying IP address information in IP packet headers, to do this the internal pc can find the Internet resource, this process is called NAT. </text:p>
      <text:p text:style-name="Standard"/>
      <text:p text:style-name="Standard"><text:bookmark-end text:name="__DdeLink__2396_352678187"/></text:p>
      <text:list xml:id="list37285897" text:continue-numbering="true" text:style-name="WW8Num2">
        <text:list-item>
          <text:p text:style-name="P17">Explain what a socket is.</text:p>
        </text:list-item>
      </text:list>
      <text:p text:style-name="Standard"><text:tab/></text:p>
      <text:p text:style-name="Standard"><text:tab/>Socket provided a mechanism to implement distributed/removed invocation, base on Transport layer newwork protocol TCP, it can accomplish data exchange across different language, different operation system, etc. A bunch of J2EE technology's underlying theory is Socket, for example: EJB, RMI, JMX, etc;</text:p>
      <text:p text:style-name="Standard"/>
      <text:list xml:id="list37288076" text:continue-numbering="true" text:style-name="WW8Num2">
        <text:list-item>
          <text:p text:style-name="P17">Describe how <text:bookmark-start text:name="__DdeLink__2375_352678187"/>memory allocation and <text:bookmark-start text:name="__DdeLink__2379_352678187"/>garbage allocation<text:bookmark-end text:name="__DdeLink__2379_352678187"/> <text:bookmark-end text:name="__DdeLink__2375_352678187"/>works inside of a JVM. Please use the different JVM memory spaces in your answer.</text:p>
        </text:list-item>
      </text:list>
      <text:p text:style-name="Standard"><text:tab/></text:p>
      <text:p text:style-name="Standard"><text:tab/>In c language base programming, if we define a variable or structure, the first we need to do is allocate a block of memory for this variable or structure, the underlying of JDK is written by c based language, so when the JDK is start up, we need allocate the memory space first.</text:p>
      <text:p text:style-name="Standard"><text:tab/>Usually, while JVM start up, the first step is allocate a heap space for store Object instance, a stack space also be allocated during the start up, this area used to store Class definition/reference, etc;</text:p>
      <text:p text:style-name="Standard"><text:tab/>Garbage collection use to remove no-used/discard object from Heap, there are 2 kinds of GC, one is lightway, always running, execute the GC work, the other is heavy way, it's rarely to use, GC do not run on entire Heap, JVM has some algorithmic to divide the initialized instance to 2 part, Young Generation or Old Generation, GC check Young Generation area more frequent and Old Generation less frequent. All in all JVM memory allocation and Garbage collection is a really complicated mechanism. </text:p>
      <text:p text:style-name="Standard"/>
      <text:p text:style-name="Standard"/>
      <text:p text:style-name="Standard"/>
      <text:list xml:id="list37276165" text:continue-numbering="true" text:style-name="WW8Num2">
        <text:list-item>
          <text:p text:style-name="P17">Explain what xml is and how it relates to Web Services.</text:p>
        </text:list-item>
      </text:list>
      <text:p text:style-name="Standard"/>
      <text:p text:style-name="Standard"><text:tab/>XML is widely used to transport and store data in all kinds of application, the most advantage is it can transport data through different language application, as one of distributed j2ee technology, Web Services provided a mechanism to exchange data through distributed application by pass a XML message(WSDL), that's a wonderful case that XML used to transport data.</text:p>
      <text:p text:style-name="Standard"/>
      <text:p text:style-name="Standard"/>
      <text:list xml:id="list37290624" text:continue-numbering="true" text:style-name="WW8Num2">
        <text:list-item>
          <text:p text:style-name="P17">Explain what an application Server does and it's major components.</text:p>
        </text:list-item>
      </text:list>
      <text:p text:style-name="Standard"/>
      <text:p text:style-name="Standard"><text:tab/>The mainly function of <text:s/>a application Server is to make the J2ee application easy to develop, for example, Jboss as a J2ee app Server it can provide Transaction Control, Resources Injection, message Redelivery, ect for your application, this made the developer concern more about their own business logic;</text:p>
      <text:p text:style-name="Standard"><text:tab/>The major components should be contain: EJB Container, Web Container, Transaction Control, JMS mechanism, etc <text:s text:c="2"/></text:p>
      <text:p text:style-name="Standard"/>
      <text:p text:style-name="Standard"><text:soft-page-break/></text:p>
      <text:list xml:id="list37275784" text:continue-numbering="true" text:style-name="WW8Num2">
        <text:list-item>
          <text:p text:style-name="P17">Explain the Term SOA(Service oriented architecture)</text:p>
        </text:list-item>
      </text:list>
      <text:p text:style-name="Standard"/>
      <text:p text:style-name="Standard"><text:tab/>SOA as one of most discussed j2ee technology, different corporation have different implement,</text:p>
      <text:p text:style-name="Standard">TIBCO SOA solutions help organizations migrate to an infrastructure composed of services that can be assembled, orchestrated, and re-used, this is also like container base-on SOA archetecture.</text:p>
      <text:p text:style-name="Standard"/>
      <text:p text:style-name="Standard"/>
      <text:list xml:id="list37291383" text:continue-numbering="true" text:style-name="WW8Num2">
        <text:list-item>
          <text:p text:style-name="P17"><text:s/>Explain What a <text:bookmark-start text:name="__DdeLink__2384_352678187"/>three tiered/n-tiered architecture<text:bookmark-end text:name="__DdeLink__2384_352678187"/> is.</text:p>
        </text:list-item>
      </text:list>
      <text:p text:style-name="Standard"/>
      <text:p text:style-name="Standard"><text:tab/>The 3-tired architecture is traditional and most be used j2ee application architecture: <text:bookmark-start text:name="__DdeLink__2387_352678187"/>Presentation tier<text:bookmark-end text:name="__DdeLink__2387_352678187"/>, Logic tier, Data tier; <text:s/>Presentation tier is a interface that used interact your application, Logic tier deal with your business logic(EJB invoke, JMS message sending, etc), Data tier usually involved with one kind of database(Oracle/SQL Server);</text:p>
      <text:p text:style-name="Standard"><text:tab/>N-tier application architecture provides a model for developers to create a flexible and reusable application, is also can thought it's a expending of traditional 3-tier architecture. </text:p>
      <text:p text:style-name="Standard"/>
      <text:p text:style-name="Standard"/>
      <text:list xml:id="list37275976" text:continue-numbering="true" text:style-name="WW8Num2">
        <text:list-item>
          <text:p text:style-name="P17">How does <text:bookmark-start text:name="__DdeLink__2390_352678187"/>load balancing<text:bookmark-end text:name="__DdeLink__2390_352678187"/> work on a webserver?</text:p>
        </text:list-item>
      </text:list>
      <text:p text:style-name="Standard"/>
      <text:p text:style-name="Standard"><text:tab/>Usually, web app need deploy on web server as a cluster, in this mode, we should highly consider load balancing, in most of cluster group there must have a node named master, the others named slaves, the master take charge the load balancing work, usually there use some algorithmic action to compute the request will delivery to which salves.</text:p>
      <text:p text:style-name="Standard"/>
      <text:p text:style-name="Standard"/>
      <text:list xml:id="list37279467" text:continue-numbering="true" text:style-name="WW8Num2">
        <text:list-item>
          <text:p text:style-name="P17">Describe how SSL works and when you would use it.</text:p>
        </text:list-item>
      </text:list>
      <text:p text:style-name="Standard"><text:tab/>SSL is a popular used in j2ee application, for provide a <text:bookmark-start text:name="__DdeLink__2414_352678187"/>security authentication<text:bookmark-end text:name="__DdeLink__2414_352678187"/>, usually, a client certificate been provided, if you wanna connect to server, the first step is to pass this certificate to server, there server through a hand-shake mechanism to authenticate the client request, if the passed certificate is legal, the security authentication success, else failed.</text:p>
      <text:p text:style-name="Standard"/>
      <text:p text:style-name="Standard"/>
      <text:p text:style-name="Standard"/>
      <text:list xml:id="list37292012" text:continue-numbering="true" text:style-name="WW8Num2">
        <text:list-item>
          <text:p text:style-name="P17"><text:bookmark-start text:name="__DdeLink__2408_352678187"/><text:bookmark-start text:name="__DdeLink__3029_352678187"/>How much memory is <text:bookmark-start text:name="__DdeLink__3022_352678187"/><text:bookmark-start text:name="__DdeLink__1576_352678187"/><text:bookmark-start text:name="__DdeLink__1283_750710239"/>addressable<text:bookmark-end text:name="__DdeLink__1576_352678187"/><text:bookmark-end text:name="__DdeLink__1283_750710239"/> in windows<text:bookmark-end text:name="__DdeLink__3029_352678187"/><text:bookmark-end text:name="__DdeLink__3022_352678187"/>? Linux?<text:bookmark-end text:name="__DdeLink__2408_352678187"/></text:p>
        </text:list-item>
      </text:list>
      <text:p text:style-name="Standard"/>
      <text:p text:style-name="Standard"><text:tab/>Different version of windows system this value is different, for instance, Windows XP Starter: 512 MB, Later version windows this value can approach to 4GB, another factor also affect the maximum addressable memory is RAM, for example, a 32-bit operation system can address memory that is relocated above the 4GB if the computer is in Physical Address Extension(PAE) mode and the computer has 4GB RAM;</text:p>
      <text:p text:style-name="Standard"><text:tab/>Compared with Windows, Linux addressable memory is much greater than windows, The Linux kernel includes full PAE mode support starting with version 2.3.23,enabling access of up to 64 GB of memory on 32-bit machines. <text:s/></text:p>
      <text:p text:style-name="Standard"/>
      <text:list xml:id="list37287842" text:continue-numbering="true" text:style-name="WW8Num2">
        <text:list-item>
          <text:p text:style-name="P17">What is <text:bookmark-start text:name="__DdeLink__2423_352678187"/>Thread stack size<text:bookmark-end text:name="__DdeLink__2423_352678187"/>? <text:s/>What is the <text:bookmark-start text:name="__DdeLink__2428_352678187"/>default thread stack size in windows<text:bookmark-end text:name="__DdeLink__2428_352678187"/>? <text:s/>Which memory <text:soft-page-break/>space does Thread stack get allocated from?</text:p>
        </text:list-item>
      </text:list>
      <text:p text:style-name="Standard"><text:tab/></text:p>
      <text:p text:style-name="Standard"><text:tab/>Thread stack size is the amount of memory allocated to a single Java Virtual Machine (JVM) thread;</text:p>
      <text:p text:style-name="Standard"><text:tab/> <text:bookmark-start text:name="__DdeLink__2431_352678187"/>The thread stack size <text:bookmark-end text:name="__DdeLink__2431_352678187"/>should be bigger then 128k, the default thread stack size in windows is 256K;</text:p>
      <text:p text:style-name="Standard"><text:tab/>The thread stack size get from PermSize.<text:tab/></text:p>
      <text:p text:style-name="Standard"/>
      <text:p text:style-name="Standard"/>
      <text:list xml:id="list37269268" text:continue-numbering="true" text:style-name="WW8Num2">
        <text:list-item>
          <text:p text:style-name="P17"><text:s/>How are devices represented in Unix?</text:p>
        </text:list-item>
      </text:list>
      <text:p text:style-name="Standard"/>
      <text:p text:style-name="Standard"><text:tab/>A device file or special file is an interface for a device driver that appears in a file system</text:p>
      <text:p text:style-name="Standard">as if it were an ordinary file.</text:p>
      <text:p text:style-name="Standard">For example:</text:p>
      <text:p text:style-name="Standard"><text:tab/>/dev/null - <text:s text:c="8"/>Accepts and discards all input; produces no output.</text:p>
      <text:p text:style-name="Standard"><text:tab/>/dev/zero - <text:s text:c="7"/>Produces a continuous stream of NUL (zero value) bytes.</text:p>
      <text:p text:style-name="Standard"><text:tab/>/dev/random - <text:s/>Produces a variable-length stream of pseudo-random or truly random numbers.</text:p>
      <text:p text:style-name="Standard"/>
      <text:p text:style-name="Standard"/>
      <text:list xml:id="list37292271" text:continue-numbering="true" text:style-name="WW8Num2">
        <text:list-item>
          <text:p text:style-name="P17">What is an inode?</text:p>
        </text:list-item>
      </text:list>
      <text:p text:style-name="Standard"/>
      <text:p text:style-name="Standard"><text:tab/>The inode (index node) is a fundamental concept in the Linux and UNIX filesystem. Each object in the filesystem is represented by an inode, it contains almost all the information about a regular file, directory.</text:p>
      <text:p text:style-name="Standard">For example:</text:p>
      <text:p text:style-name="Standard"><text:s text:c="8"/>The size of the file in bytes</text:p>
      <text:p text:style-name="Standard"><text:s text:c="8"/>User ID of the file</text:p>
      <text:p text:style-name="Standard"><text:s text:c="8"/>Group ID of the file</text:p>
      <text:p text:style-name="Standard"><text:s text:c="8"/>The file mode that determines the file type and how the owner, group, and others (world) can access the file</text:p>
      <text:p text:style-name="Standard"><text:s text:c="8"/>Additional system and user flags to further protect the file</text:p>
      <text:p text:style-name="Standard"><text:s text:c="8"/>ctime(change time), atime(access time), mtime(modify time)</text:p>
      <text:p text:style-name="Standard"/>
      <text:p text:style-name="Standard"/>
      <text:list xml:id="list37289718" text:continue-numbering="true" text:style-name="WW8Num2">
        <text:list-item>
          <text:p text:style-name="P17">What is the max memory that a windows 32-bit machine can allocate to the JVM. <text:s/>ie. What is the max heap that can be allocated.</text:p>
        </text:list-item>
      </text:list>
      <text:p text:style-name="Standard"/>
      <text:p text:style-name="Standard"><text:tab/>It should be around ¼, because I have done a test, I start jboss on my personal pc. If I set the Heap size 1303, start with paremeter <text:bookmark-start text:name="__DdeLink__2435_352678187"/>JAVA_OPTS=-Xms1303m -Xmx1303m<text:bookmark-end text:name="__DdeLink__2435_352678187"/>, actually this is default setting(jboss-eap-5.1), the jboss crash on starting with a error “Error occurred during initialization of VM ”, but if I set the default size is 1024 (JAVA_OPTS=-Xms1024m -Xmx1024m) it works well.</text:p>
      <text:p text:style-name="Standard"/>
      <text:p text:style-name="Standard"/>
      <text:list xml:id="list37275022" text:continue-numbering="true" text:style-name="WW8Num2">
        <text:list-item>
          <text:p text:style-name="P17">What signal tells the jvm to give a thread dump? <text:s/>Does this signal work if you specify <text:bookmark-start text:name="__DdeLink__2479_352678187"/><text:bookmark-start text:name="__DdeLink__2474_352678187"/><text:bookmark-start text:name="__DdeLink__2438_352678187"/>-Xrs<text:bookmark-end text:name="__DdeLink__2479_352678187"/><text:bookmark-end text:name="__DdeLink__2474_352678187"/><text:bookmark-end text:name="__DdeLink__2438_352678187"/>? Why?</text:p>
        </text:list-item>
      </text:list>
      <text:p text:style-name="Standard"/>
      <text:p text:style-name="Standard"><text:soft-page-break/><text:tab/>Usually, use Ctrl-Break can tell jvm to give a thread dump; it doesn't work if -Xrs is used, that because When -Xrs is used on Sun's JVM, the signal masks for SIGINT, SIGTERM, SIGHUP, and SIGQUIT are not changed by the JVM, and signal handlers for these signals are not installed, so the jvm thread can not be dump.</text:p>
      <text:p text:style-name="Standard"><text:s/></text:p>
      <text:p text:style-name="Standard"/>
      <text:p text:style-name="Standard"/>
      <text:list xml:id="list37264748" text:continue-numbering="true" text:style-name="WW8Num2">
        <text:list-item>
          <text:p text:style-name="P17">What java options would you put down to <text:bookmark-start text:name="__DdeLink__2470_352678187"/>examine how <text:bookmark-start text:name="__DdeLink__2444_352678187"/>Garbage collection<text:bookmark-end text:name="__DdeLink__2470_352678187"/><text:bookmark-end text:name="__DdeLink__2444_352678187"/> is working</text:p>
        </text:list-item>
      </text:list>
      <text:p text:style-name="Standard"/>
      <text:p text:style-name="Standard"><text:tab/>A lot of options we can do to examine the GC working condition, but the most frequent is use <text:s/>-XX:NewSize to set the default Eden size, also use; </text:p>
      <text:p text:style-name="Standard">-XX:MinHeapFreeRatio and -XX:MaxHeapFreeRatio set the minimun and maximum heap free ratio; -XX:UseParallelGC and -XX:ParallelGCThreads used to define which GC we use and the concurrency GC numbers;</text:p>
      <text:p text:style-name="Standard"/>
      <text:p text:style-name="Standard"/>
      <text:list xml:id="list37282254" text:continue-numbering="true" text:style-name="WW8Num2">
        <text:list-item>
          <text:p text:style-name="P17">If a java process keeps going down due to an out of memory error, what java options would you start with that would tell you what was in memory at the time of the out of memory error?</text:p>
        </text:list-item>
      </text:list>
      <text:p text:style-name="Standard"/>
      <text:p text:style-name="Standard"><text:tab/>It can through -XxdumpSize option export dump file and to investigate this file can find out what happen in memory.</text:p>
      <text:p text:style-name="Standard"/>
      <text:p text:style-name="Standard"/>
      <text:list xml:id="list37290986" text:continue-numbering="true" text:style-name="WW8Num2">
        <text:list-item>
          <text:p text:style-name="P17">jBPM is built upon the paradigm of '<text:bookmark-start text:name="__DdeLink__2458_352678187"/>Graph Oriented Programming<text:bookmark-end text:name="__DdeLink__2458_352678187"/> (GOP)'. Describe the main goals and concepts of GOP and what limitations of the regular OOP world it is addressing.</text:p>
        </text:list-item>
      </text:list>
      <text:p text:style-name="Standard"/>
      <text:p text:style-name="Standard"><text:tab/>GOP <text:span text:style-name="T6">is a very simple technique that describes how graphs can be defined and executed on a plain OO programming language; </text:span><text:span text:style-name="T7">one of the limitations of OOP is handle procedure/ flow based condition, for example, if the procedure is very complicated, the OOP will a little redundancy, sometimes the performance also is a bottleneck.</text:span></text:p>
      <text:p text:style-name="Standard"/>
      <text:p text:style-name="Standard"/>
      <text:p text:style-name="Standard"/>
      <text:list xml:id="list37262927" text:continue-numbering="true" text:style-name="WW8Num2">
        <text:list-item>
          <text:p text:style-name="P17">You are a developer who needs to write a Java SE client-server application from scratch that requires building a network server that allows remote clients to get information from the server. Building a simple network server presents you with two choices to communicate clients with servers: Java RMI or Java Sockets.</text:p>
        </text:list-item>
      </text:list>
      <text:p text:style-name="P15">And what are the main differences between Java RMI and Java Sockets?</text:p>
      <text:p text:style-name="Standard"/>
      <text:p text:style-name="Standard"><text:tab/>Java Sockets is supplying a method to build client-server program base-on TCP protocol, usually, it provide a series of API to simulate TCP transport;</text:p>
      <text:p text:style-name="Standard"><text:tab/>Java RMI enables the programmer to create distributed Java technology-based to Java technology-based applications, it use stub, skeleton mechanism in both client side and server side, the client side code through stub communicate with server side skeleton, and the server side skeleton communicate with the server side code. However, the underlying implementation of Java RMI is Java Sockets. <text:s text:c="2"/></text:p>
      <text:p text:style-name="Standard"><text:soft-page-break/></text:p>
      <text:p text:style-name="Standard"/>
      <text:p text:style-name="Standard"/>
      <text:p text:style-name="Standard"/>
      <text:list xml:id="list37282228" text:continue-numbering="true" text:style-name="WW8Num2">
        <text:list-item>
          <text:p text:style-name="P17">I am developing a <text:bookmark-start text:name="__DdeLink__2455_352678187"/><text:bookmark-start text:name="__DdeLink__2450_352678187"/>JAX-RPC<text:bookmark-end text:name="__DdeLink__2455_352678187"/><text:bookmark-end text:name="__DdeLink__2450_352678187"/> based endpoint, is it possible for me to pass a sub class of java.util.Collection as a parameter or return type?</text:p>
        </text:list-item>
      </text:list>
      <text:p text:style-name="Standard"/>
      <text:p text:style-name="Standard"><text:tab/>It can not pass a sub class of <text:s/>java Collection as parameter, I used to investigate the Google GWT, GWT can use RPC mechanism communicate with the server, it's pass the object instance between client side and server side, so maybe a proxy sub class can not work.</text:p>
      <text:p text:style-name="P9"/>
      <text:p text:style-name="P9"/>
      <text:p text:style-name="P9"/>
      <text:list xml:id="list37286326" text:continue-numbering="true" text:style-name="WW8Num2">
        <text:list-item>
          <text:p text:style-name="P17">Early 2007, Red Hat/JBoss introduced a new business strategy called “JBoss Enterprise Middleware”. Using your own words, please explain which business concerns this strategy is trying to address.</text:p>
        </text:list-item>
      </text:list>
      <text:p text:style-name="Standard"><text:tab/></text:p>
      <text:p text:style-name="Standard"><text:tab/>I have three levels personal viewpoint regarding to this issue:</text:p>
      <text:p text:style-name="Standard"><text:tab/>Firstly, as a Middleware products the most we should think about is the performance, the real-time communicate is necessary, for example, jboss MQ is a JMS implementation, we should enhance the performance of this module to make the message sending/receiving can reach a real-time mode, almost without any delay;</text:p>
      <text:p text:style-name="Standard"><text:tab/>Secondly, we should have a information bus, surround this bus we can develop a series of products, to take a different role to implement the middleware referred action;</text:p>
      <text:p text:style-name="Standard"><text:tab/>Thirdly, <text:s/>we should made our product more light way, do not need high performance hardware, so we can have more spread markets.</text:p>
      <text:p text:style-name="P9"/>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新宋体" svg:font-family="新宋体" style:font-family-generic="modern" style:font-pitch="fixed"/>
    <style:font-face style:name="DejaVu Sans" svg:font-family="'DejaVu Sans'" style:font-pitch="variable"/>
    <style:font-face style:name="Lohit Hindi" svg:font-family="'Lohit Hindi'"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1" style:font-name-asian="新宋体"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52in" fo:margin-left="0in" fo:margin-right="0in" fo:margin-bottom="0.413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1.2398in" fo:margin-bottom="0.7874in" fo:margin-left="0.7874in" fo:margin-right="0.7874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DdeLink__3669_352678187"/>JBoss Technical Support Engineer -- Testing<text:bookmark-end text:name="__DdeLink__3669_352678187"/></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11:55:31</meta:creation-date>
    <dc:creator>Kylin Soong</dc:creator>
    <dc:date>2012-01-16T17:14:01.56</dc:date>
    <meta:editing-cycles>135</meta:editing-cycles>
    <meta:editing-duration>P1DT22H4M52S</meta:editing-duration>
    <meta:generator>OpenOffice.org/3.3$Win32 OpenOffice.org_project/330m20$Build-9567</meta:generator>
    <meta:document-statistic meta:table-count="0" meta:image-count="0" meta:object-count="0" meta:page-count="12" meta:paragraph-count="133" meta:word-count="3247" meta:character-count="21791"/>
  </office:meta>
</office:document-meta>
</file>